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style:line-height-at-least="0.706cm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20">
      <style:paragraph-properties fo:text-align="start" style:justify-single-word="false"/>
    </style:style>
    <style:style style:name="P8" style:family="paragraph" style:parent-style-name="List_20_Paragraph" style:list-style-name="WWNum21">
      <style:paragraph-properties fo:text-align="start" style:justify-single-word="false"/>
    </style:style>
    <style:style style:name="P9" style:family="paragraph" style:parent-style-name="List_20_Paragraph" style:list-style-name="WWNum22">
      <style:paragraph-properties fo:text-align="start" style:justify-single-word="false"/>
    </style:style>
    <style:style style:name="P10" style:family="paragraph" style:parent-style-name="List_20_Paragraph" style:list-style-name="WWNum23">
      <style:paragraph-properties fo:text-align="start" style:justify-single-word="false"/>
    </style:style>
    <style:style style:name="P11" style:family="paragraph" style:parent-style-name="Text_20_body">
      <style:paragraph-properties fo:line-height="0.282cm" fo:text-align="justify" style:justify-single-word="false"/>
    </style:style>
    <style:style style:name="P1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b394b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6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2"><text:span text:style-name="T4">IOT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3"><text:span text:style-name="T1">2022.01.</text:span><text:span text:style-name="T2">10</text:span><text:span text:style-name="T1">(</text:span><text:span text:style-name="T2">월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4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5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1477293991" text:style-name="WWNum20">
              <text:list-item>
                <text:p text:style-name="P7"><text:span text:style-name="T1">라즈베리파이 개요</text:span></text:p>
              </text:list-item>
              <text:list-item>
                <text:p text:style-name="P7"><text:span text:style-name="T1">라즈비안 OS 설치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677440472" text:style-name="WWNum21">
              <text:list-item>
                <text:p text:style-name="P8"><text:span text:style-name="T1">리눅스 개요</text:span></text:p>
              </text:list-item>
            </text:list>
            <text:list xml:id="list2982421505" text:style-name="WWNum22">
              <text:list-item>
                <text:p text:style-name="P9"><text:span text:style-name="T1">GNU – 모두가 공유할 수 있는 소프트웨어를 만드는 것</text:span></text:p>
              </text:list-item>
            </text:list>
            <text:list xml:id="list122224557224260" text:continue-list="list677440472" text:style-name="WWNum21">
              <text:list-item>
                <text:p text:style-name="P8"><text:span text:style-name="T1">리눅스 명령어, 인자들 실습</text:span></text:p>
              </text:list-item>
            </text:list>
            <text:list xml:id="list2417560679" text:style-name="WWNum23">
              <text:list-item>
                <text:p text:style-name="P10"><text:span text:style-name="T1">ls, cd, pwd, rm, cp, touch, mv, mkdir</text:span>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2-01-11T01:17:00</meta:creation-date>
    <dc:date>2022-01-23T12:22:21.594000000</dc:date>
    <meta:editing-duration>PT18H52M2S</meta:editing-duration>
    <meta:generator>Neat_Office/6.2.8.2$Windows_x86 LibreOffice_project/</meta:generator>
    <meta:document-statistic meta:table-count="1" meta:image-count="0" meta:object-count="0" meta:page-count="1" meta:paragraph-count="16" meta:word-count="101" meta:character-count="175" meta:non-whitespace-character-count="145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